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a74a" officeooo:paragraph-rsid="000da74a"/>
    </style:style>
    <style:style style:name="P2" style:family="paragraph" style:parent-style-name="Standard">
      <style:text-properties officeooo:rsid="000e47ac" officeooo:paragraph-rsid="000e47ac"/>
    </style:style>
    <style:style style:name="P3" style:family="paragraph" style:parent-style-name="Standard">
      <style:text-properties officeooo:rsid="000fff0f" officeooo:paragraph-rsid="000fff0f"/>
    </style:style>
    <style:style style:name="P4" style:family="paragraph" style:parent-style-name="Standard">
      <style:text-properties officeooo:rsid="0010544c" officeooo:paragraph-rsid="0010544c"/>
    </style:style>
    <style:style style:name="P5" style:family="paragraph" style:parent-style-name="Standard">
      <style:text-properties officeooo:rsid="001272da" officeooo:paragraph-rsid="001272da"/>
    </style:style>
    <style:style style:name="P6" style:family="paragraph" style:parent-style-name="Standard">
      <style:text-properties officeooo:rsid="0015777c" officeooo:paragraph-rsid="0015777c"/>
    </style:style>
    <style:style style:name="T1" style:family="text">
      <style:text-properties officeooo:rsid="000e01de"/>
    </style:style>
    <style:style style:name="T2" style:family="text">
      <style:text-properties officeooo:rsid="00186a4a"/>
    </style:style>
    <style:style style:name="gr1" style:family="graphic">
      <style:graphic-properties draw:textarea-horizontal-align="justify" draw:textarea-vertical-align="middle" draw:auto-grow-height="false" fo:min-height="0.116cm" fo:min-width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095cm" fo:min-width="0.4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 do terminal Linux</text:p>
      <text:p text:style-name="P4"><draw:custom-shape text:anchor-type="paragraph" draw:z-index="0" draw:name="Forma1" draw:style-name="gr2" svg:width="0.521cm" svg:height="0.19cm" svg:x="1.677cm" svg:y="0.01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" draw:name="Forma2" draw:style-name="gr1" svg:width="0.578cm" svg:height="0.234cm" svg:x="1.621cm" svg:y="0.33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ecla tab <text:s/><text:tab/>Auto completa nomes</text:p>
      <text:p text:style-name="P1"/>
      <text:p text:style-name="P1">Listar pastas: ls / <text:span text:style-name="T2">ls -a (lista pasta ocultas)</text:span></text:p>
      <text:p text:style-name="P1"/>
      <text:p text:style-name="P3">Limpar painel: clear ou ctrl + l</text:p>
      <text:p text:style-name="P1"/>
      <text:p text:style-name="P1">Criar diretório: mkdir NomeDiretório</text:p>
      <text:p text:style-name="P1"/>
      <text:p text:style-name="P1">Navegação entre pastas: cd / entra caminho especifico </text:p>
      <text:p text:style-name="P1"><text:tab/><text:tab/><text:tab/> <text:s text:c="3"/>cd etc <text:span text:style-name="T1">entra na pasta raiz do sistema linux</text:span></text:p>
      <text:p text:style-name="P1"/>
      <text:p text:style-name="P2">Retroceder niveis: cd ..</text:p>
      <text:p text:style-name="P1"/>
      <text:p text:style-name="P5">Criar arquivos via Terminal: echo &gt; nomearquivo.TipoArquivo</text:p>
      <text:p text:style-name="P5"/>
      <text:p text:style-name="P6">Deletando diretório: rm – rf nomeDiretori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8T17:46:40.656048010</meta:creation-date>
    <dc:date>2021-03-01T14:27:27.462419399</dc:date>
    <meta:editing-duration>PT24M45S</meta:editing-duration>
    <meta:editing-cycles>10</meta:editing-cycles>
    <meta:generator>LibreOffice/7.0.3.1$Linux_X86_64 LibreOffice_project/00$Build-1</meta:generator>
    <meta:document-statistic meta:table-count="0" meta:image-count="0" meta:object-count="0" meta:page-count="1" meta:paragraph-count="10" meta:word-count="62" meta:character-count="400" meta:non-whitespace-character-count="337"/>
  </office:meta>
</office:document-meta>
</file>